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10bed6" officeooo:paragraph-rsid="0010bed6"/>
    </style:style>
    <style:style style:name="P2" style:family="paragraph" style:parent-style-name="Standard">
      <style:text-properties style:font-name="Lato" fo:font-weight="bold" officeooo:rsid="0010bed6" officeooo:paragraph-rsid="0010bed6" style:font-weight-asian="bold" style:font-weight-complex="bold"/>
    </style:style>
    <style:style style:name="P3" style:family="paragraph" style:parent-style-name="Standard">
      <style:text-properties style:font-name="Lato" fo:font-weight="bold" officeooo:rsid="0011d94e" officeooo:paragraph-rsid="0011d94e" style:font-weight-asian="bold" style:font-weight-complex="bold"/>
    </style:style>
    <style:style style:name="P4" style:family="paragraph" style:parent-style-name="Standard">
      <style:text-properties style:font-name="Lato" fo:font-weight="bold" officeooo:rsid="00183e9a" officeooo:paragraph-rsid="00183e9a" style:font-weight-asian="bold" style:font-weight-complex="bold"/>
    </style:style>
    <style:style style:name="P5" style:family="paragraph" style:parent-style-name="Standard">
      <style:text-properties style:font-name="Lato" fo:font-weight="bold" officeooo:rsid="00183e9a" officeooo:paragraph-rsid="001ad632" style:font-weight-asian="bold" style:font-weight-complex="bold"/>
    </style:style>
    <style:style style:name="P6" style:family="paragraph" style:parent-style-name="Standard">
      <style:text-properties style:font-name="Lato" fo:font-weight="bold" officeooo:rsid="001c3781" officeooo:paragraph-rsid="001c3781" style:font-weight-asian="bold" style:font-weight-complex="bold"/>
    </style:style>
    <style:style style:name="P7" style:family="paragraph" style:parent-style-name="Standard">
      <style:text-properties style:font-name="Lato" officeooo:rsid="0011d94e" officeooo:paragraph-rsid="0011d94e"/>
    </style:style>
    <style:style style:name="P8" style:family="paragraph" style:parent-style-name="Standard">
      <style:text-properties style:font-name="Lato" officeooo:rsid="0013bee0" officeooo:paragraph-rsid="0013bee0"/>
    </style:style>
    <style:style style:name="P9" style:family="paragraph" style:parent-style-name="Standard">
      <style:text-properties style:font-name="Lato" officeooo:rsid="00140426" officeooo:paragraph-rsid="00140426"/>
    </style:style>
    <style:style style:name="P10" style:family="paragraph" style:parent-style-name="Standard">
      <style:text-properties style:font-name="Lato" officeooo:rsid="00183e9a" officeooo:paragraph-rsid="00183e9a"/>
    </style:style>
    <style:style style:name="P11" style:family="paragraph" style:parent-style-name="Standard">
      <style:text-properties style:font-name="Lato" officeooo:rsid="00183e9a" officeooo:paragraph-rsid="0018c6c8"/>
    </style:style>
    <style:style style:name="P12" style:family="paragraph" style:parent-style-name="Standard">
      <style:text-properties style:font-name="Lato" officeooo:rsid="0018c6c8" officeooo:paragraph-rsid="0018c6c8"/>
    </style:style>
    <style:style style:name="P13" style:family="paragraph" style:parent-style-name="Standard">
      <style:paragraph-properties style:line-height-at-least="0.503cm"/>
      <style:text-properties fo:color="#d4d4d4" style:font-name="Lato" fo:font-size="12pt" fo:font-weight="normal" fo:background-color="#1e1e1e" style:font-size-asian="12pt" style:font-size-complex="12pt"/>
    </style:style>
    <style:style style:name="P14" style:family="paragraph" style:parent-style-name="Standard">
      <style:text-properties fo:color="#000000" style:font-name="Lato" fo:font-size="12pt" fo:font-style="normal" officeooo:rsid="00140426" officeooo:paragraph-rsid="00140426" fo:background-color="transparent" style:font-size-asian="12pt" style:font-style-asian="normal" style:font-size-complex="12pt" style:font-style-complex="normal"/>
    </style:style>
    <style:style style:name="P15" style:family="paragraph" style:parent-style-name="Standard">
      <style:text-properties fo:color="#000000" style:font-name="Lato" fo:font-size="12pt" fo:font-style="normal" fo:background-color="transparent" style:font-size-asian="12pt" style:font-style-asian="normal" style:font-size-complex="12pt" style:font-style-complex="normal"/>
    </style:style>
    <style:style style:name="P16" style:family="paragraph" style:parent-style-name="Standard">
      <style:text-properties fo:color="#000000" style:font-name="Lato" fo:font-size="12pt" fo:font-weight="normal" officeooo:rsid="001c3781" officeooo:paragraph-rsid="001c3781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Lato" fo:font-size="12pt" fo:font-weight="normal" officeooo:rsid="00214ffd" officeooo:paragraph-rsid="00248c90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Lato" fo:font-size="12pt" fo:font-weight="normal" officeooo:paragraph-rsid="001c8193" fo:background-color="transparent" style:font-size-asian="12pt" style:font-size-complex="12pt"/>
    </style:style>
    <style:style style:name="P19" style:family="paragraph" style:parent-style-name="Standard">
      <style:text-properties fo:color="#000000" style:font-name="Lato" fo:font-size="12pt" fo:font-weight="normal" officeooo:rsid="001c8193" officeooo:paragraph-rsid="001c8193" fo:background-color="transparent" style:font-size-asian="12pt" style:font-size-complex="12pt"/>
    </style:style>
    <style:style style:name="P20" style:family="paragraph" style:parent-style-name="Standard">
      <style:text-properties fo:color="#000000" style:font-name="Lato" fo:font-size="12pt" fo:font-weight="normal" officeooo:rsid="0021ccb4" officeooo:paragraph-rsid="0021ccb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Lato" fo:font-size="12pt" fo:font-weight="bold" officeooo:rsid="00183e9a" officeooo:paragraph-rsid="001c8193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Lato" fo:font-size="12pt" fo:font-weight="bold" officeooo:rsid="00183e9a" officeooo:paragraph-rsid="001e6d01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Lato" fo:font-size="12pt" fo:font-weight="bold" officeooo:rsid="00183e9a" officeooo:paragraph-rsid="00203474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Lato" fo:font-size="12pt" fo:font-weight="bold" officeooo:rsid="001e6d01" officeooo:paragraph-rsid="001e6d01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Lato" fo:font-size="12pt" fo:font-weight="bold" officeooo:rsid="001e6d01" officeooo:paragraph-rsid="001ebe1b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Lato" fo:font-size="12pt" fo:font-weight="bold" officeooo:rsid="00214ffd" officeooo:paragraph-rsid="00214ffd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Lato" fo:font-size="12pt" fo:font-weight="bold" officeooo:rsid="00214ffd" officeooo:paragraph-rsid="00223bcb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Lato" fo:font-size="12pt" fo:font-weight="bold" officeooo:rsid="0021ccb4" officeooo:paragraph-rsid="0021ccb4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Lato" fo:font-size="12pt" fo:font-weight="bold" officeooo:rsid="0021ccb4" officeooo:paragraph-rsid="0024e454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Lato" fo:font-size="12pt" fo:font-weight="bold" officeooo:rsid="00259e08" officeooo:paragraph-rsid="00259e08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Lato" fo:font-size="12pt" fo:font-weight="bold" officeooo:rsid="00263ed8" officeooo:paragraph-rsid="00263ed8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font-name="Lato" fo:font-size="12pt" fo:font-weight="bold" officeooo:rsid="00263ed8" officeooo:paragraph-rsid="00275352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Lato" fo:font-size="12pt" fo:font-weight="bold" officeooo:rsid="00263ed8" officeooo:paragraph-rsid="0027f48f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Lato" fo:font-size="12pt" fo:font-weight="bold" officeooo:paragraph-rsid="00263ed8" fo:background-color="transparent"/>
    </style:style>
    <style:style style:name="P35" style:family="paragraph" style:parent-style-name="Standard">
      <style:text-properties fo:color="#000000" style:font-name="Lato" fo:font-size="12pt" fo:font-weight="bold" officeooo:paragraph-rsid="00259e08" fo:background-color="transparent"/>
    </style:style>
    <style:style style:name="P36" style:family="paragraph" style:parent-style-name="Standard">
      <style:text-properties fo:color="#000000" style:font-name="Droid Sans Mono" fo:font-size="10.5pt" fo:font-style="normal" fo:font-weight="normal" officeooo:rsid="00140426" officeooo:paragraph-rsid="00140426" fo:background-color="transparent" style:font-size-asian="12pt" style:font-style-asian="normal" style:font-size-complex="12pt" style:font-style-complex="normal"/>
    </style:style>
    <style:style style:name="P3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T1" style:family="text">
      <style:text-properties officeooo:rsid="0011d94e"/>
    </style:style>
    <style:style style:name="T2" style:family="text">
      <style:text-properties officeooo:rsid="0013bee0"/>
    </style:style>
    <style:style style:name="T3" style:family="text">
      <style:text-properties fo:color="#808080" style:font-name="Droid Sans Mono" fo:font-size="10.5pt" fo:font-weight="normal" officeooo:rsid="0028763c" fo:background-color="#1e1e1e" loext:char-shading-value="0" style:font-weight-asian="normal" style:font-weight-complex="normal"/>
    </style:style>
    <style:style style:name="T4" style:family="text">
      <style:text-properties fo:color="#808080" style:font-name="Droid Sans Mono" fo:font-size="10.5pt" fo:font-weight="normal" officeooo:rsid="0028c970" fo:background-color="#1e1e1e" loext:char-shading-value="0" style:font-size-asian="12pt" style:font-weight-asian="normal" style:font-size-complex="12pt" style:font-weight-complex="normal"/>
    </style:style>
    <style:style style:name="T5" style:family="text">
      <style:text-properties fo:color="#808080" style:font-name="Droid Sans Mono" fo:font-size="10.5pt" fo:font-weight="normal" officeooo:rsid="0028c970" style:font-size-asian="12pt" style:font-weight-asian="normal" style:font-size-complex="12pt" style:font-weight-complex="normal" fo:background-color="#ffffff"/>
    </style:style>
    <style:style style:name="T6" style:family="text">
      <style:text-properties fo:color="#808080" style:font-name="Droid Sans Mono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7" style:family="text">
      <style:text-properties fo:color="#808080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8" style:family="text">
      <style:text-properties fo:color="#808080" fo:font-weight="normal" fo:background-color="#1e1e1e" loext:char-shading-value="0" style:font-size-asian="12pt" style:font-size-complex="12pt"/>
    </style:style>
    <style:style style:name="T9" style:family="text">
      <style:text-properties fo:color="#808080" fo:font-weight="normal" officeooo:rsid="0028763c" style:font-size-asian="12pt" style:font-weight-asian="normal" style:font-size-complex="12pt" style:font-weight-complex="normal"/>
    </style:style>
    <style:style style:name="T10" style:family="text">
      <style:text-properties fo:color="#808080" fo:font-weight="normal" officeooo:rsid="0028763c" style:font-size-asian="12pt" style:font-weight-asian="normal" style:font-size-complex="12pt" style:font-weight-complex="normal" fo:background-color="#ffffff"/>
    </style:style>
    <style:style style:name="T11" style:family="text">
      <style:text-properties fo:color="#808080" fo:font-weight="normal" style:font-size-asian="12pt" style:font-size-complex="12pt"/>
    </style:style>
    <style:style style:name="T12" style:family="text">
      <style:text-properties fo:color="#808080" fo:font-weight="normal" style:font-size-asian="12pt" style:font-size-complex="12pt" fo:background-color="#ffffff"/>
    </style:style>
    <style:style style:name="T13" style:family="text">
      <style:text-properties fo:color="#569cd6" style:font-name="Droid Sans Mono" fo:font-size="10.5pt" fo:font-weight="normal" officeooo:rsid="0028763c" fo:background-color="#1e1e1e" loext:char-shading-value="0" style:font-weight-asian="normal" style:font-weight-complex="normal"/>
    </style:style>
    <style:style style:name="T14" style:family="text">
      <style:text-properties fo:color="#569cd6" style:font-name="Droid Sans Mono" fo:font-size="10.5pt" fo:font-weight="normal" officeooo:rsid="0028c970" fo:background-color="#1e1e1e" loext:char-shading-value="0" style:font-size-asian="12pt" style:font-weight-asian="normal" style:font-size-complex="12pt" style:font-weight-complex="normal"/>
    </style:style>
    <style:style style:name="T15" style:family="text">
      <style:text-properties fo:color="#569cd6" style:font-name="Droid Sans Mono" fo:font-size="10.5pt" fo:font-weight="normal" officeooo:rsid="0028c970" style:font-size-asian="12pt" style:font-weight-asian="normal" style:font-size-complex="12pt" style:font-weight-complex="normal" fo:background-color="#ffffff"/>
    </style:style>
    <style:style style:name="T16" style:family="text">
      <style:text-properties fo:color="#569cd6" style:font-name="Droid Sans Mono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17" style:family="text">
      <style:text-properties fo:color="#569cd6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18" style:family="text">
      <style:text-properties fo:color="#569cd6" fo:font-weight="normal" fo:background-color="#1e1e1e" loext:char-shading-value="0" style:font-size-asian="12pt" style:font-size-complex="12pt"/>
    </style:style>
    <style:style style:name="T19" style:family="text">
      <style:text-properties fo:color="#569cd6" fo:font-weight="normal" officeooo:rsid="0028763c" style:font-size-asian="12pt" style:font-weight-asian="normal" style:font-size-complex="12pt" style:font-weight-complex="normal"/>
    </style:style>
    <style:style style:name="T20" style:family="text">
      <style:text-properties fo:color="#569cd6" fo:font-weight="normal" officeooo:rsid="0028763c" style:font-size-asian="12pt" style:font-weight-asian="normal" style:font-size-complex="12pt" style:font-weight-complex="normal" fo:background-color="#ffffff"/>
    </style:style>
    <style:style style:name="T21" style:family="text">
      <style:text-properties fo:color="#569cd6" fo:font-weight="normal" style:font-size-asian="12pt" style:font-size-complex="12pt"/>
    </style:style>
    <style:style style:name="T22" style:family="text">
      <style:text-properties fo:color="#569cd6" fo:font-weight="normal" style:font-size-asian="12pt" style:font-size-complex="12pt" fo:background-color="#ffffff"/>
    </style:style>
    <style:style style:name="T23" style:family="text">
      <style:text-properties fo:color="#d4d4d4" style:font-name="Droid Sans Mono" fo:font-size="10.5pt" fo:font-weight="normal" officeooo:rsid="0028763c" fo:background-color="#1e1e1e" loext:char-shading-value="0" style:font-weight-asian="normal" style:font-weight-complex="normal"/>
    </style:style>
    <style:style style:name="T24" style:family="text">
      <style:text-properties fo:color="#d4d4d4" style:font-name="Droid Sans Mono" fo:font-size="10.5pt" fo:font-weight="normal" officeooo:rsid="0028c970" fo:background-color="#1e1e1e" loext:char-shading-value="0" style:font-size-asian="12pt" style:font-weight-asian="normal" style:font-size-complex="12pt" style:font-weight-complex="normal"/>
    </style:style>
    <style:style style:name="T25" style:family="text">
      <style:text-properties fo:color="#d4d4d4" style:font-name="Droid Sans Mono" fo:font-size="10.5pt" fo:font-weight="normal" officeooo:rsid="0028c970" style:font-size-asian="12pt" style:font-weight-asian="normal" style:font-size-complex="12pt" style:font-weight-complex="normal" fo:background-color="#ffffff"/>
    </style:style>
    <style:style style:name="T26" style:family="text">
      <style:text-properties fo:color="#d4d4d4" style:font-name="Droid Sans Mono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27" style:family="text">
      <style:text-properties fo:color="#d4d4d4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28" style:family="text">
      <style:text-properties fo:color="#d4d4d4" fo:font-weight="normal" fo:background-color="#1e1e1e" loext:char-shading-value="0" style:font-size-asian="12pt" style:font-size-complex="12pt"/>
    </style:style>
    <style:style style:name="T29" style:family="text">
      <style:text-properties fo:color="#d4d4d4" fo:font-weight="normal" officeooo:rsid="0028763c" style:font-size-asian="12pt" style:font-weight-asian="normal" style:font-size-complex="12pt" style:font-weight-complex="normal"/>
    </style:style>
    <style:style style:name="T30" style:family="text">
      <style:text-properties fo:color="#d4d4d4" fo:font-weight="normal" officeooo:rsid="0028763c" style:font-size-asian="12pt" style:font-weight-asian="normal" style:font-size-complex="12pt" style:font-weight-complex="normal" fo:background-color="#ffffff"/>
    </style:style>
    <style:style style:name="T31" style:family="text">
      <style:text-properties fo:color="#d4d4d4" fo:font-weight="normal" style:font-size-asian="12pt" style:font-size-complex="12pt"/>
    </style:style>
    <style:style style:name="T32" style:family="text">
      <style:text-properties fo:color="#d4d4d4" fo:font-weight="normal" style:font-size-asian="12pt" style:font-size-complex="12pt" fo:background-color="#ffffff"/>
    </style:style>
    <style:style style:name="T33" style:family="text">
      <style:text-properties fo:color="#9cdcfe" style:font-name="Droid Sans Mono" fo:font-size="10.5pt" fo:font-weight="normal" officeooo:rsid="0028763c" fo:background-color="#1e1e1e" loext:char-shading-value="0" style:font-weight-asian="normal" style:font-weight-complex="normal"/>
    </style:style>
    <style:style style:name="T34" style:family="text">
      <style:text-properties fo:color="#9cdcfe" style:font-name="Droid Sans Mono" fo:font-size="10.5pt" fo:font-weight="normal" officeooo:rsid="0028c970" fo:background-color="#1e1e1e" loext:char-shading-value="0" style:font-size-asian="12pt" style:font-weight-asian="normal" style:font-size-complex="12pt" style:font-weight-complex="normal"/>
    </style:style>
    <style:style style:name="T35" style:family="text">
      <style:text-properties fo:color="#9cdcfe" style:font-name="Droid Sans Mono" fo:font-size="10.5pt" fo:font-weight="normal" officeooo:rsid="0028c970" style:font-size-asian="12pt" style:font-weight-asian="normal" style:font-size-complex="12pt" style:font-weight-complex="normal" fo:background-color="#ffffff"/>
    </style:style>
    <style:style style:name="T36" style:family="text">
      <style:text-properties fo:color="#9cdcfe" style:font-name="Droid Sans Mono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37" style:family="text">
      <style:text-properties fo:color="#9cdcfe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38" style:family="text">
      <style:text-properties fo:color="#9cdcfe" fo:font-weight="normal" officeooo:rsid="0028763c" style:font-size-asian="12pt" style:font-weight-asian="normal" style:font-size-complex="12pt" style:font-weight-complex="normal"/>
    </style:style>
    <style:style style:name="T39" style:family="text">
      <style:text-properties fo:color="#9cdcfe" fo:font-weight="normal" officeooo:rsid="0028763c" style:font-size-asian="12pt" style:font-weight-asian="normal" style:font-size-complex="12pt" style:font-weight-complex="normal" fo:background-color="#ffffff"/>
    </style:style>
    <style:style style:name="T40" style:family="text">
      <style:text-properties fo:color="#ce9178" style:font-name="Droid Sans Mono" fo:font-size="10.5pt" fo:font-weight="normal" officeooo:rsid="0028763c" fo:background-color="#1e1e1e" loext:char-shading-value="0" style:font-weight-asian="normal" style:font-weight-complex="normal"/>
    </style:style>
    <style:style style:name="T41" style:family="text">
      <style:text-properties fo:color="#ce9178" style:font-name="Droid Sans Mono" fo:font-size="10.5pt" fo:font-weight="normal" officeooo:rsid="0028c970" fo:background-color="#1e1e1e" loext:char-shading-value="0" style:font-size-asian="12pt" style:font-weight-asian="normal" style:font-size-complex="12pt" style:font-weight-complex="normal"/>
    </style:style>
    <style:style style:name="T42" style:family="text">
      <style:text-properties fo:color="#ce9178" style:font-name="Droid Sans Mono" fo:font-size="10.5pt" fo:font-weight="normal" officeooo:rsid="0028c970" style:font-size-asian="12pt" style:font-weight-asian="normal" style:font-size-complex="12pt" style:font-weight-complex="normal" fo:background-color="#ffffff"/>
    </style:style>
    <style:style style:name="T43" style:family="text">
      <style:text-properties fo:color="#ce9178" style:font-name="Droid Sans Mono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44" style:family="text">
      <style:text-properties fo:color="#ce9178"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45" style:family="text">
      <style:text-properties fo:color="#ce9178" fo:font-weight="normal" officeooo:rsid="0028763c" style:font-size-asian="12pt" style:font-weight-asian="normal" style:font-size-complex="12pt" style:font-weight-complex="normal"/>
    </style:style>
    <style:style style:name="T46" style:family="text">
      <style:text-properties fo:color="#ce9178" fo:font-weight="normal" officeooo:rsid="0028763c" style:font-size-asian="12pt" style:font-weight-asian="normal" style:font-size-complex="12pt" style:font-weight-complex="normal" fo:background-color="#ffffff"/>
    </style:style>
    <style:style style:name="T47" style:family="text">
      <style:text-properties fo:font-size="10.5pt" fo:font-weight="normal" officeooo:rsid="0028c970" style:font-size-asian="12pt" style:font-weight-asian="normal" style:font-size-complex="12pt" style:font-weight-complex="normal" fo:background-color="#ffffff"/>
    </style:style>
    <style:style style:name="T48" style:family="text">
      <style:text-properties fo:font-weight="normal"/>
    </style:style>
    <style:style style:name="T49" style:family="text">
      <style:text-properties fo:font-weight="normal" officeooo:rsid="0028763c" fo:background-color="#1e1e1e" loext:char-shading-value="0" style:font-size-asian="12pt" style:font-weight-asian="normal" style:font-size-complex="12pt" style:font-weight-complex="normal"/>
    </style:style>
    <style:style style:name="T50" style:family="text">
      <style:text-properties fo:font-weight="normal" officeooo:rsid="00140426"/>
    </style:style>
    <style:style style:name="T51" style:family="text">
      <style:text-properties fo:font-weight="normal" officeooo:rsid="00158a2a"/>
    </style:style>
    <style:style style:name="T52" style:family="text">
      <style:text-properties fo:font-weight="normal" officeooo:rsid="0016370f"/>
    </style:style>
    <style:style style:name="T53" style:family="text">
      <style:text-properties fo:font-weight="normal" officeooo:rsid="0016f210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c3781" style:font-weight-asian="normal" style:font-weight-complex="normal"/>
    </style:style>
    <style:style style:name="T56" style:family="text">
      <style:text-properties fo:font-weight="normal" officeooo:rsid="001e6d01" style:font-weight-asian="normal" style:font-weight-complex="normal"/>
    </style:style>
    <style:style style:name="T57" style:family="text">
      <style:text-properties fo:font-weight="normal" officeooo:rsid="001ebe1b" style:font-weight-asian="normal" style:font-weight-complex="normal"/>
    </style:style>
    <style:style style:name="T58" style:family="text">
      <style:text-properties fo:font-weight="normal" officeooo:rsid="00203474" style:font-weight-asian="normal" style:font-weight-complex="normal"/>
    </style:style>
    <style:style style:name="T59" style:family="text">
      <style:text-properties fo:font-weight="normal" officeooo:rsid="001c8193" style:font-weight-asian="normal" style:font-weight-complex="normal"/>
    </style:style>
    <style:style style:name="T60" style:family="text">
      <style:text-properties fo:font-weight="normal" officeooo:rsid="00214ffd" style:font-weight-asian="normal" style:font-weight-complex="normal"/>
    </style:style>
    <style:style style:name="T61" style:family="text">
      <style:text-properties fo:font-weight="normal" officeooo:rsid="00223bcb" style:font-weight-asian="normal" style:font-weight-complex="normal"/>
    </style:style>
    <style:style style:name="T62" style:family="text">
      <style:text-properties fo:font-weight="normal" officeooo:rsid="0024e454" style:font-weight-asian="normal" style:font-weight-complex="normal"/>
    </style:style>
    <style:style style:name="T63" style:family="text">
      <style:text-properties fo:font-weight="normal" officeooo:rsid="00259e08" style:font-weight-asian="normal" style:font-weight-complex="normal"/>
    </style:style>
    <style:style style:name="T64" style:family="text">
      <style:text-properties fo:font-weight="normal" officeooo:rsid="00275352" style:font-weight-asian="normal" style:font-weight-complex="normal"/>
    </style:style>
    <style:style style:name="T65" style:family="text">
      <style:text-properties fo:font-weight="normal" officeooo:rsid="0027f48f" style:font-weight-asian="normal" style:font-weight-complex="normal"/>
    </style:style>
    <style:style style:name="T66" style:family="text">
      <style:text-properties fo:font-weight="normal" officeooo:rsid="0028763c" style:font-weight-asian="normal" style:font-weight-complex="normal"/>
    </style:style>
    <style:style style:name="T67" style:family="text">
      <style:text-properties fo:font-weight="normal" officeooo:rsid="00263ed8" style:font-size-asian="12pt" style:font-weight-asian="normal" style:font-size-complex="12pt" style:font-weight-complex="normal" fo:background-color="#ffffff"/>
    </style:style>
    <style:style style:name="T68" style:family="text">
      <style:text-properties fo:font-weight="normal" style:font-size-asian="12pt" style:font-weight-asian="normal" style:font-size-complex="12pt" style:font-weight-complex="normal" fo:background-color="#ffffff"/>
    </style:style>
    <style:style style:name="T69" style:family="text">
      <style:text-properties fo:font-weight="normal" officeooo:rsid="00259e08" style:font-size-asian="12pt" style:font-weight-asian="normal" style:font-size-complex="12pt" style:font-weight-complex="normal" fo:background-color="#ffffff"/>
    </style:style>
    <style:style style:name="T70" style:family="text">
      <style:text-properties fo:font-weight="normal" officeooo:rsid="0028763c" style:font-size-asian="12pt" style:font-weight-asian="normal" style:font-size-complex="12pt" style:font-weight-complex="normal"/>
    </style:style>
    <style:style style:name="T71" style:family="text">
      <style:text-properties fo:font-weight="normal" officeooo:rsid="0028763c" style:font-size-asian="12pt" style:font-weight-asian="normal" style:font-size-complex="12pt" style:font-weight-complex="normal" fo:background-color="#ffffff"/>
    </style:style>
    <style:style style:name="T72" style:family="text">
      <style:text-properties fo:font-weight="normal" officeooo:rsid="0028c970" style:font-size-asian="12pt" style:font-weight-asian="normal" style:font-size-complex="12pt" style:font-weight-complex="normal" fo:background-color="#ffffff"/>
    </style:style>
    <style:style style:name="T73" style:family="text">
      <style:text-properties fo:font-weight="normal" style:font-size-asian="12pt" style:font-size-complex="12pt" fo:background-color="#ffffff"/>
    </style:style>
    <style:style style:name="T74" style:family="text">
      <style:text-properties fo:font-weight="normal" officeooo:rsid="0028c970" style:font-size-asian="12pt" style:font-size-complex="12pt" fo:background-color="#ffffff"/>
    </style:style>
    <style:style style:name="T75" style:family="text">
      <style:text-properties officeooo:rsid="00158a2a"/>
    </style:style>
    <style:style style:name="T76" style:family="text">
      <style:text-properties officeooo:rsid="0016f210"/>
    </style:style>
    <style:style style:name="T77" style:family="text">
      <style:text-properties officeooo:rsid="00183e9a"/>
    </style:style>
    <style:style style:name="T78" style:family="text">
      <style:text-properties officeooo:rsid="0018c6c8"/>
    </style:style>
    <style:style style:name="T79" style:family="text">
      <style:text-properties officeooo:rsid="001ad632"/>
    </style:style>
    <style:style style:name="T80" style:family="text">
      <style:text-properties officeooo:rsid="001bd282"/>
    </style:style>
    <style:style style:name="T81" style:family="text">
      <style:text-properties officeooo:rsid="001c3781"/>
    </style:style>
    <style:style style:name="T82" style:family="text">
      <style:text-properties style:font-weight-asian="normal" style:font-weight-complex="normal"/>
    </style:style>
    <style:style style:name="T83" style:family="text">
      <style:text-properties officeooo:rsid="001c3781" style:font-weight-asian="normal" style:font-weight-complex="normal"/>
    </style:style>
    <style:style style:name="T84" style:family="text">
      <style:text-properties officeooo:rsid="001c8193" style:font-weight-asian="normal" style:font-weight-complex="normal"/>
    </style:style>
    <style:style style:name="T85" style:family="text">
      <style:text-properties officeooo:rsid="001ad632" style:font-weight-asian="normal" style:font-weight-complex="normal"/>
    </style:style>
    <style:style style:name="T86" style:family="text">
      <style:text-properties officeooo:rsid="001e6d01" style:font-weight-asian="normal" style:font-weight-complex="normal"/>
    </style:style>
    <style:style style:name="T87" style:family="text">
      <style:text-properties officeooo:rsid="00203474" style:font-weight-asian="normal" style:font-weight-complex="normal"/>
    </style:style>
    <style:style style:name="T88" style:family="text">
      <style:text-properties officeooo:rsid="00223bcb" style:font-weight-asian="normal" style:font-weight-complex="normal"/>
    </style:style>
    <style:style style:name="T89" style:family="text">
      <style:text-properties officeooo:rsid="0023674c" style:font-weight-asian="normal" style:font-weight-complex="normal"/>
    </style:style>
    <style:style style:name="T90" style:family="text">
      <style:text-properties officeooo:rsid="00248c90" style:font-weight-asian="normal" style:font-weight-complex="normal"/>
    </style:style>
    <style:style style:name="T91" style:family="text">
      <style:text-properties officeooo:rsid="0024e454"/>
    </style:style>
    <style:style style:name="T92" style:family="text">
      <style:text-properties style:font-name="Droid Sans Mono" fo:font-size="10.5pt" fo:font-weight="normal" officeooo:rsid="0028c970" style:font-size-asian="12pt" style:font-weight-asian="normal" style:font-size-complex="12pt" style:font-weight-complex="normal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 IS HTML</text:p>
      <text:p text:style-name="P1">→ HTML = HYPER TEXT MARKUP LANGUAGE</text:p>
      <text:p text:style-name="P1">→ MARKUP LANGUAGE – way of presenting content in a structured and logical way to a user. We do this using HTML Tags (&lt;p&gt; par text &lt;/p&gt;)</text:p>
      <text:p text:style-name="P1"/>
      <text:p text:style-name="P1"/>
      <text:p text:style-name="P1">HTML + CSS + JavaScript – do tworzenia stron</text:p>
      <text:p text:style-name="P1">HTML – Structure</text:p>
      <text:p text:style-name="P1">CSS - design</text:p>
      <text:p text:style-name="P1">JavaScript – interactive</text:p>
      <text:p text:style-name="P1"/>
      <text:p text:style-name="P1">HTML Tags :</text:p>
      <text:p text:style-name="P1">→ &lt;p&gt; Paragraph text &lt;/p&gt; - paragraf</text:p>
      <text:p text:style-name="P1">→ &lt;a&gt; Link &lt;/a&gt; - <text:span text:style-name="T1">linki</text:span></text:p>
      <text:p text:style-name="P1">→<text:span text:style-name="T1"> </text:span>&lt;h1&gt; Headings &lt;/h1&gt; - <text:span text:style-name="T1">display headings</text:span></text:p>
      <text:p text:style-name="P1">→<text:span text:style-name="T1"> </text:span>&lt;blockquote&gt; Quotes &lt;/blockquote&gt; - <text:span text:style-name="T1">do wyświetlania cytatów</text:span></text:p>
      <text:p text:style-name="P1">→<text:span text:style-name="T1"> &lt;img&gt; - self contained tag (wszystkie informacje są pomiędzy &lt;&gt;, więc nie trzeba ich zamykać &lt;/&gt;)</text:span></text:p>
      <text:p text:style-name="P1"/>
      <text:p text:style-name="P3">HTML SYNTAX AND STRUCTURE – <text:span text:style-name="T77">film 3</text:span></text:p>
      <text:p text:style-name="P7">→<text:span text:style-name="T2"> korzystamy z VSCode</text:span></text:p>
      <text:p text:style-name="P7">→<text:span text:style-name="T2"> atrybuty – dają więcej informacji o danym tagu. </text:span></text:p>
      <text:p text:style-name="P8">→<text:span text:style-name="T75"> </text:span>Budowa atrybutu : &lt;h1 class=”myclass”&gt; (gdzie : h1 – tag, class – atrybut, „myclass” - value atrybutu)</text:p>
      <text:p text:style-name="P9">LINIJKA : </text:p>
      <text:p text:style-name="P15"><text:span text:style-name="T48">&lt;h1 class="myclass" style="color : red;"&gt;This is paragraph&lt;/h1&gt; - </text:span><text:span text:style-name="T50">oznacza heading na czerwono</text:span></text:p>
      <text:p text:style-name="P14"><text:span text:style-name="T48">→</text:span><text:span text:style-name="T51"> można dodawać nowy tag wewnątrz istniejącego tagu (nest) np. &lt;em&gt;&lt;/em&gt; (emphasise)</text:span></text:p>
      <text:p text:style-name="P14"><text:span text:style-name="T51">→ &lt;strong&gt; = bold</text:span><text:span text:style-name="T52">.</text:span></text:p>
      <text:p text:style-name="P14"><text:span text:style-name="T52"/></text:p>
      <text:p text:style-name="P14"><text:span text:style-name="T48">→</text:span><text:span text:style-name="T53"> indenting – aby łatwiej się czytało kod :</text:span></text:p>
      <text:p text:style-name="P14"><text:span text:style-name="T53"/></text:p>
      <text:p text:style-name="P36"><text:span text:style-name="T76">&lt;div&gt;</text:span></text:p>
      <text:p text:style-name="P37"><text:tab/>&lt;div&gt;</text:p>
      <text:p text:style-name="P37"><text:tab/><text:tab/>&lt;div&gt;</text:p>
      <text:p text:style-name="P37"><text:tab/><text:tab/><text:tab/>&lt;div&gt;</text:p>
      <text:p text:style-name="P37"><text:tab/><text:tab/><text:tab/><text:tab/>&lt;a href="/"&gt;link&lt;/a&gt;</text:p>
      <text:p text:style-name="P37"><text:tab/><text:tab/><text:tab/>&lt;/div&gt;</text:p>
      <text:p text:style-name="P37"><text:tab/><text:tab/>&lt;/div&gt;</text:p>
      <text:p text:style-name="P37"><text:tab/>&lt;/div&gt;</text:p>
      <text:p text:style-name="P37">&lt;/div&gt;</text:p>
      <text:p text:style-name="P14"><text:span text:style-name="T53"/></text:p>
      <text:p text:style-name="P4">YOUR FIRST WEB PAGE – film 04</text:p>
      <text:p text:style-name="P9"/>
      <text:p text:style-name="P10">→ &lt;!doctype html&gt; - zawsze na początku. Określa typ dokumentu,</text:p>
      <text:p text:style-name="P10">→<text:span text:style-name="T78"> &lt;html&gt; &lt;/html&gt; - cała zawartość strony musi być między tymi tagami</text:span></text:p>
      <text:p text:style-name="P11"><text:span text:style-name="T78">→ &lt;head&gt; &lt;/head&gt; - informacje o stronie, ale nie wyświetlane na niej (np. „ta strona jest o...”)</text:span></text:p>
      <text:p text:style-name="P12">W head umieszczamy :</text:p>
      <text:p text:style-name="P11"><text:soft-page-break/><text:tab/>→<text:span text:style-name="T78"> &lt;meta charset=”utf-8” /&gt; -używamy tego seta w tym dokumencie (self contained tag)</text:span></text:p>
      <text:p text:style-name="P11"><text:tab/>→<text:span text:style-name="T78"> &lt;title&gt; &lt;/title&gt; - tytuł strony</text:span></text:p>
      <text:p text:style-name="P11"><text:tab/>→<text:span text:style-name="T80"> CSS and JS references</text:span></text:p>
      <text:p text:style-name="P11"/>
      <text:p text:style-name="P12">→ Dalej tworzymy body (&lt;body&gt; &lt;/body&gt;). A między nimi wszystkie informacje, które chcemy, żeby były wyświetlone na stronie, czyli :</text:p>
      <text:p text:style-name="P12"><text:tab/>→ &lt;h1&gt; My first web page &lt;/h1&gt; - nagłówek</text:p>
      <text:p text:style-name="P12"><text:tab/>→ &lt;p&gt; cośtam &lt;/p&gt; - paragraf</text:p>
      <text:p text:style-name="P12"/>
      <text:p text:style-name="P5"><text:span text:style-name="T79">HEAD AND BODY <text:s/>TAG</text:span>– film 0<text:span text:style-name="T79">5</text:span></text:p>
      <text:p text:style-name="P6">HEAD</text:p>
      <text:p text:style-name="P5">→<text:span text:style-name="T81"> </text:span><text:span text:style-name="T55">&lt;</text:span><text:span text:style-name="T81">meta </text:span><text:span text:style-name="T55">name</text:span><text:span text:style-name="T81">- </text:span><text:span text:style-name="T55">podaje keywords dla google np. :</text:span></text:p>
      <text:p text:style-name="P16"><text:span text:style-name="T82">&lt;meta name="keywords" content="football, sports, maciek"&gt; - keywords</text:span></text:p>
      <text:p text:style-name="P16"><text:span text:style-name="T82">&lt;meta name="description" content="The best football page”&gt; - opis </text:span></text:p>
      <text:p text:style-name="P16"><text:span text:style-name="T82"/></text:p>
      <text:p text:style-name="P18"><text:span text:style-name="T83">→ </text:span><text:span text:style-name="T82">&lt;link rel="stylesheet" type="text/css" href="css/main.css"&gt; - </text:span><text:span text:style-name="T83">link do CSS.</text:span></text:p>
      <text:p text:style-name="P18"><text:span text:style-name="T83"><text:tab/>→</text:span><text:span text:style-name="T84"> </text:span><text:span text:style-name="T83">Strona weźmie z tej lokalizacji plik main.css i użyje go do zrobienia stylu na stronie</text:span></text:p>
      <text:p text:style-name="P18"><text:span text:style-name="T83"><text:tab/>→</text:span><text:span text:style-name="T84"> link rel – relacja linku do strony </text:span></text:p>
      <text:p text:style-name="P19"><text:span text:style-name="T82"><text:tab/>→ type – typ dokumentu</text:span></text:p>
      <text:p text:style-name="P19"><text:span text:style-name="T82"><text:tab/>→ href – lokalizacja i plik css</text:span></text:p>
      <text:p text:style-name="P16"><text:span text:style-name="T82"/></text:p>
      <text:p text:style-name="P21"><text:span text:style-name="T85">HEAD</text:span><text:span text:style-name="T84">INGS</text:span><text:span text:style-name="T85"> AND </text:span><text:span text:style-name="T84">TEXT</text:span><text:span text:style-name="T82">– film 0</text:span><text:span text:style-name="T84">6</text:span></text:p>
      <text:p text:style-name="P21"><text:span text:style-name="T84"/></text:p>
      <text:p text:style-name="P21"><text:span text:style-name="T84">→</text:span><text:span text:style-name="T86"> </text:span><text:span text:style-name="T56">&lt;h1&gt;Najważniejszy nagłówek (tytuł strony itp)&lt;/h1&gt;</text:span></text:p>
      <text:p text:style-name="P22"><text:span text:style-name="T56">→ &lt;h2&gt;Mniej ważny nagłówek (podtytuł)&lt;/h2&gt; itp.</text:span></text:p>
      <text:p text:style-name="P22"><text:span text:style-name="T56"/></text:p>
      <text:p text:style-name="P24"><text:span text:style-name="T54">Tagi do tekstu :</text:span></text:p>
      <text:p text:style-name="P24"><text:span text:style-name="T54">→ &lt;small&gt;Pomniejszenie tekstu&lt;/small&gt;</text:span></text:p>
      <text:p text:style-name="P24"><text:span text:style-name="T54">→ &lt;mark&gt;Zaznaczenie tekstu&lt;/mark&gt;</text:span></text:p>
      <text:p text:style-name="P25"><text:span text:style-name="T54">→ &lt;sub&gt;</text:span><text:span text:style-name="T57">Index dolny</text:span><text:span text:style-name="T54">&lt;/sub&gt;</text:span></text:p>
      <text:p text:style-name="P25"><text:span text:style-name="T54">→ &lt;su</text:span><text:span text:style-name="T57">p</text:span><text:span text:style-name="T54">&gt;</text:span><text:span text:style-name="T57">Index górny</text:span><text:span text:style-name="T54">&lt;/su</text:span><text:span text:style-name="T57">p</text:span><text:span text:style-name="T54">&gt;</text:span></text:p>
      <text:p text:style-name="P25"><text:span text:style-name="T54">→</text:span><text:span text:style-name="T57"> &lt;pre&gt;Przed całym tekstem – pre formated tag (taki co został już stworzony). </text:span><text:span text:style-name="T58">Jak zrobimy tekst z enterem to wtedy podzieli się on na dwie linijki</text:span><text:span text:style-name="T57">&lt;/pre&gt; </text:span></text:p>
      <text:p text:style-name="P25"><text:span text:style-name="T57"/></text:p>
      <text:p text:style-name="P23"><text:span text:style-name="T85">HEAD</text:span><text:span text:style-name="T84">ING </text:span><text:span text:style-name="T87">STRUCTURE</text:span><text:span text:style-name="T82">– film 0</text:span><text:span text:style-name="T87">7</text:span></text:p>
      <text:p text:style-name="P23"><text:span text:style-name="T59">→</text:span><text:span text:style-name="T58"> </text:span><text:span text:style-name="T60">Przykładowo :</text:span></text:p>
      <text:p text:style-name="P26"><text:span text:style-name="T54">Witam na stronie. (h1)</text:span></text:p>
      <text:p text:style-name="P26"><text:span text:style-name="T54">Co robimy: (h2)</text:span></text:p>
      <text:p text:style-name="P26"><text:span text:style-name="T54">→patrzymy (h3)</text:span></text:p>
      <text:p text:style-name="P26"><text:span text:style-name="T54"><text:tab/>→długo (h4)</text:span></text:p>
      <text:p text:style-name="P26"><text:span text:style-name="T54"><text:tab/>-&gt;dobrze(h4)</text:span></text:p>
      <text:p text:style-name="P26"><text:span text:style-name="T54">→ robimy (h3)</text:span></text:p>
      <text:p text:style-name="P26"><text:span text:style-name="T54"/></text:p>
      <text:p text:style-name="P28">DEFAULT BROWSER STYLES – film 8</text:p>
      <text:p text:style-name="P20">→ każda przeglądarka ma swoje domyślne style wyświetlania, tak aby było możliwe czytelne ich przeglądanie</text:p>
      <text:p text:style-name="P28"/>
      <text:p text:style-name="P28">THE IMG TAG – film 9</text:p>
      <text:p text:style-name="P27"><text:span text:style-name="T54">→</text:span><text:span text:style-name="T61"> &lt;img src=”image-source-path.jpg”&gt; - dodanie zdjecia.</text:span></text:p>
      <text:p text:style-name="P27"><text:soft-page-break/><text:span text:style-name="T61">Przykład :</text:span></text:p>
      <text:p text:style-name="P17"><text:span text:style-name="T88">→</text:span><text:span text:style-name="T90"> </text:span><text:span text:style-name="T88">&lt;img src="IMG/LOGO.jpg" </text:span><text:span text:style-name="T90">width=”100%” alt=”logo ekstraklasy”</text:span><text:span text:style-name="T88">&gt; </text:span></text:p>
      <text:p text:style-name="P17"><text:span text:style-name="T88"><text:tab/>→</text:span><text:span text:style-name="T90"> zadziała jeśli </text:span><text:span text:style-name="T89">folder IMG znajduje się w tym samym folderze co index.html</text:span></text:p>
      <text:p text:style-name="P17"><text:span text:style-name="T89"><text:tab/>→</text:span><text:span text:style-name="T90"> Szerokość 100% oznacza, że zdjęcie zawsze będzie tej samej szerokości co okno jednak lepiej to robić w CSS</text:span></text:p>
      <text:p text:style-name="P17"><text:span text:style-name="T90"><text:tab/>→ alt – niektóre browser crawler nie wyświetlają zdjęć, ale jak tutaj coś dodamy to będzie opis tego zdjęcia</text:span></text:p>
      <text:p text:style-name="P26"><text:span text:style-name="T61"/></text:p>
      <text:p text:style-name="P29"><text:span text:style-name="T91">HTML Basics – film 10</text:span></text:p>
      <text:p text:style-name="P29"><text:span text:style-name="T62"/></text:p>
      <text:p text:style-name="P29"><text:span text:style-name="T62">→</text:span><text:span text:style-name="T63"> &lt;a href=”link-source”&gt; :</text:span></text:p>
      <text:p text:style-name="P29"><text:span text:style-name="T63"><text:tab/>→ a – anchor tag</text:span></text:p>
      <text:p text:style-name="P29"><text:span text:style-name="T63"><text:tab/>→ href – hypertext reference</text:span></text:p>
      <text:p text:style-name="P30"><text:span text:style-name="T54">Rodzaje linków :</text:span></text:p>
      <text:p text:style-name="P30"><text:span text:style-name="T54">→ internal – do swoich stron</text:span></text:p>
      <text:p text:style-name="P30"><text:span text:style-name="T54">→ external – do innych stron</text:span></text:p>
      <text:p text:style-name="P30"><text:span text:style-name="T54">→ downloads – linki do plików</text:span></text:p>
      <text:p text:style-name="P30"><text:span text:style-name="T54">→ anchors – linki do konkretnych obszarów na stronie (jak na wiki)</text:span></text:p>
      <text:p text:style-name="P30"><text:span text:style-name="T54"/></text:p>
      <text:p text:style-name="P31"><text:span text:style-name="T54">Przykłady :</text:span></text:p>
      <text:p text:style-name="P34"><text:span text:style-name="T67">→ internal link do pliku w tym samym folderze : </text:span><text:span text:style-name="T68">&lt;a href="contact.html"&gt;Contact us&lt;/a&gt; </text:span><text:span text:style-name="T67">(wyświetli się tekst „Contact us” z linkiem do pliku contact.html</text:span></text:p>
      <text:p text:style-name="P32"><text:span text:style-name="T54">→ internal link do pliku w tym </text:span><text:span text:style-name="T64">innym </text:span><text:span text:style-name="T54">folderze : &lt;a href="</text:span><text:span text:style-name="T64">Prices/prices.html</text:span><text:span text:style-name="T54">"&gt;</text:span><text:span text:style-name="T64">Prices</text:span><text:span text:style-name="T54">&lt;/a&gt;</text:span></text:p>
      <text:p text:style-name="P33"><text:span text:style-name="T54">→</text:span><text:span text:style-name="T65"> link do poprzedniej strony w „wyższym” folderze : </text:span></text:p>
      <text:p text:style-name="P33"><text:span text:style-name="T65"><text:tab/></text:span><text:span text:style-name="T54">&lt;a href="..</text:span><text:span text:style-name="T64">/</text:span><text:span text:style-name="T65">index.</text:span><text:span text:style-name="T64">html</text:span><text:span text:style-name="T54">"&gt;</text:span><text:span text:style-name="T65">Go back</text:span><text:span text:style-name="T54">&lt;/a&gt;</text:span></text:p>
      <text:p text:style-name="P35"><text:span text:style-name="T69">→</text:span><text:span text:style-name="T71"> external link : &lt;a href="</text:span><text:a xlink:type="simple" xlink:href="http://www.flashscore.pl/" text:style-name="Internet_20_link" text:visited-style-name="Visited_20_Internet_20_Link"><text:span text:style-name="T71">http://www.flashscore.pl</text:span></text:a><text:span text:style-name="T71">" </text:span><text:span text:style-name="T72">target=_blank”</text:span><text:span text:style-name="T71">&gt;Flashscore - to keep in touch with </text:span><text:span text:style-name="T73">live results&lt;/a&gt; <text:s text:c="2"/>→</text:span><text:span text:style-name="T74"> target=_blank – link otwiera się w nowym oknie</text:span></text:p>
      <text:p text:style-name="P35"><text:span text:style-name="T71">→ download link : &lt;a href="Downloads/all-prices.pdf"&gt;Download our price list in pdf&lt;/a&gt;</text:span></text:p>
      <text:p text:style-name="P35"><text:span text:style-name="T71">→ anchor</text:span><text:span text:style-name="T72"> link : &lt;a href="#top"&gt;Go to top&lt;/a&gt; <text:s/>a następnie wpisujemy &lt;div id=”top”&gt;&lt;\div&gt; tam gdzie chcemy mieć nasz „top”.</text:span></text:p>
      <text:p text:style-name="P13"/>
      <text:p text:style-name="P35"><text:span text:style-name="T72"/></text:p>
      <text:p text:style-name="P30"><text:span text:style-name="T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1:21:41.615851527</meta:creation-date>
    <meta:generator>LibreOffice/6.0.7.3$Linux_X86_64 LibreOffice_project/00m0$Build-3</meta:generator>
    <dc:date>2020-02-16T16:08:10.596080433</dc:date>
    <meta:editing-duration>PT1H44M43S</meta:editing-duration>
    <meta:editing-cycles>15</meta:editing-cycles>
    <meta:document-statistic meta:table-count="0" meta:image-count="0" meta:object-count="0" meta:page-count="3" meta:paragraph-count="95" meta:word-count="678" meta:character-count="4268" meta:non-whitespace-character-count="3616"/>
  </office:meta>
</office:document-meta>
</file>